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3a37" officeooo:paragraph-rsid="000b3a37"/>
    </style:style>
    <style:style style:name="P2" style:family="paragraph" style:parent-style-name="Standard">
      <style:text-properties fo:font-weight="bold" officeooo:rsid="00124b54" officeooo:paragraph-rsid="00124b54" style:font-weight-asian="bold" style:font-weight-complex="bold"/>
    </style:style>
    <style:style style:name="P3" style:family="paragraph" style:parent-style-name="Standard">
      <style:text-properties style:font-name="Arial" fo:font-weight="bold" officeooo:rsid="000b3a37" officeooo:paragraph-rsid="000b3a37" style:font-weight-asian="bold" style:font-weight-complex="bold"/>
    </style:style>
    <style:style style:name="P4" style:family="paragraph" style:parent-style-name="Standard">
      <style:text-properties style:font-name="Arial" fo:font-weight="normal" officeooo:rsid="000b3a37" officeooo:paragraph-rsid="000b3a37" style:font-weight-asian="normal" style:font-weight-complex="normal"/>
    </style:style>
    <style:style style:name="P5" style:family="paragraph" style:parent-style-name="Standard">
      <style:text-properties officeooo:paragraph-rsid="000df984"/>
    </style:style>
    <style:style style:name="P6" style:family="paragraph" style:parent-style-name="Standard">
      <style:text-properties officeooo:rsid="00124b54" officeooo:paragraph-rsid="00124b54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0df984" style:font-weight-asian="normal" style:font-weight-complex="normal"/>
    </style:style>
    <style:style style:name="T4" style:family="text">
      <style:text-properties style:font-name="Arial" fo:font-weight="normal" officeooo:rsid="000f21b0" style:font-weight-asian="normal" style:font-weight-complex="normal"/>
    </style:style>
    <style:style style:name="T5" style:family="text">
      <style:text-properties style:font-name="Arial" fo:font-weight="normal" officeooo:rsid="0010e549" style:font-weight-asian="normal" style:font-weight-complex="normal"/>
    </style:style>
    <style:style style:name="T6" style:family="text">
      <style:text-properties style:font-name="Arial" officeooo:rsid="000f2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laeuterungen zu meiner Implementierung des Nim-Spiel-Algorithmus</text:p>
      <text:p text:style-name="P3"/>
      <text:p text:style-name="P3"/>
      <text:p text:style-name="P4">Ich habe mich dazu entschlossen, den Nim-Algorithmus dergestalt zu implementieren, dass</text:p>
      <text:p text:style-name="P4">der Spieler, welcher den letzten Haufen entfernt als Gewinner aus dem Spiel hervorgeht.</text:p>
      <text:p text:style-name="P4">Da es auch die entgegengesetzte Variante des Nim-Spiels gibt, will ich an dieser Stelle hervorheben, dass ich die hierfuer notwendigen Anpassungen – falls gefordert – gerne nachtraeglich noch vornehme.</text:p>
      <text:p text:style-name="P4"/>
      <text:p text:style-name="P5"><text:span text:style-name="T3">Da ich den Algorithmus fuer eine beliebige Anzahl an Haufen und deren Elemente implementieren wollte, </text:span><text:span text:style-name="T4">musste ich mich mit der Funktionsweise des Algorithmus, wie sie von Bouten veroeffentlicht wurde, auseinandersetzen.<text:line-break/>Der Zwischenschritt, bei welchem eine Betrachung der Haufengroessen im Zweier-System notwendig wird, konnte ich allerdings nicht glaubhaft dem eigenen Verstaendnis nach erklaeren. <text:line-break/>Da es durch diese Erklaerungsluecke nach jedem von meinem Algorithmus erzeugten neuen Spielzustand fraglich ist, ob dieser tatsaechlich eine Verluststellung fuer den Widersacher darstellt, oder </text:span><text:span text:style-name="T5">dieser</text:span><text:span text:style-name="T4"> </text:span><text:span text:style-name="T5">n</text:span><text:span text:style-name="T4">ach weiteren Zuegen nur zufaellig zum Sieg (des Computers) </text:span><text:span text:style-name="T5">fuehrt</text:span><text:span text:style-name="T4">, habe ich einen weiteren Algorithmus zum Nachweis der Verluststellungsqualitaet der erzeugten Spielzustaende hinzugefuegt.</text:span></text:p>
      <text:p text:style-name="P5"><text:span text:style-name="T4"/></text:p>
      <text:p text:style-name="P5"><text:span text:style-name="T4"/></text:p>
      <text:p text:style-name="P2"><text:span text:style-name="T6">H</text:span><text:span text:style-name="T1">aupt-Algorithmus</text:span></text:p>
      <text:p text:style-name="P2"><text:span text:style-name="T1"/></text:p>
      <text:p text:style-name="P6"><text:span text:style-name="T2"/></text:p>
      <text:p text:style-name="P6"><text:span text:style-name="T2"/></text:p>
      <text:p text:style-name="P6"><text:span text:style-name="T2"/></text:p>
      <text:p text:style-name="P2"><text:span text:style-name="T1">Beweis-Algorithmus</text:span></text:p>
      <text:p text:style-name="P5"><text:span text:style-name="T4"/></text:p>
      <text:p text:style-name="P5"><text:span text:style-name="T4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2S</meta:editing-duration>
    <meta:editing-cycles>9</meta:editing-cycles>
    <meta:generator>LibreOffice/5.1.3.2$Windows_x86 LibreOffice_project/644e4637d1d8544fd9f56425bd6cec110e49301b</meta:generator>
    <dc:date>2016-10-28T19:01:39.184000000</dc:date>
    <meta:document-statistic meta:table-count="0" meta:image-count="0" meta:object-count="0" meta:page-count="1" meta:paragraph-count="7" meta:word-count="160" meta:character-count="1266" meta:non-whitespace-character-count="1110"/>
    <meta:user-defined meta:name="Info 1"/>
    <meta:user-defined meta:name="Info 2"/>
    <meta:user-defined meta:name="Info 3"/>
    <meta:user-defined meta:name="Info 4"/>
  </office:meta>
</office:document-meta>
</file>